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4.591cm" svg:height="8.091cm" svg:x="0.3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1:32.804696723</dc:date>
    <meta:editing-duration>PT2M38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2cm" svg:height="8.092cm" xlink:href="." xlink:type="simple" chart:class="chart:scatter" chart:style-name="ch1">
        <chart:plot-area chart:style-name="ch2" chart:data-source-has-labels="both" svg:x="0.291cm" svg:y="0.161cm" svg:width="14.01cm" svg:height="7.77cm">
          <chartooo:coordinate-region svg:x="0.833cm" svg:y="0.36cm" svg:width="13.374cm" svg:height="7.3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6730195725651">
                <text:p>2.6730195725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